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2" style:family="paragraph" style:parent-style-name="Heading_20_1">
      <style:text-properties fo:font-variant="normal" fo:text-transform="none" fo:color="#000000" style:font-name="Helvetica" fo:font-size="13.5pt" fo:letter-spacing="normal" fo:font-style="normal"/>
    </style:style>
    <style:style style:name="P3"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Spēles pamati: Otrās komandas dabūšana</text:h>
      <text:p text:style-name="P1">Sākot ar 27. sezonu, menedžeri, kuri mūs atbalsta pērkot 3. līmeņa V.I.P. priekšrocības, var saņemt savā pārziņā otro komandu. Otrā komanda ir domāta kā papildus izaicinājums nevis rīks kā paātrināt pirmās komandas izaugsmi. Tāpēc otrajām komandām ir ierobežojumi.</text:p>
      <text:h text:style-name="P3" text:outline-level="3">Kā man saņemt otro komandu?</text:h>
      <text:p text:style-name="P1">Tev ir nepieciešams 3. V.I.P. līmenis un pabeigtas abas apmācības daļas lai saņemtu otro komandu.</text:p>
      <text:p text:style-name="P1">Otrā komanda var būt tikai neattīstīta bota komanda.</text:p>
      <text:p text:style-name="P1">Nevari saņemt otro komandu tajā pašā valstī kur spēlē ar savu pirmo komandu.</text:p>
      <text:p text:style-name="P1">Otrajās komandās nav apmācības sadaļas. Tas tiek kompensēts ar kredītiem un lielāku finansu apjomu.</text:p>
      <text:p text:style-name="P1">Otrās komandas saņem iesācēja bonusus.</text:p>
      <text:p text:style-name="P1">Tāpat otrajā komandā menedžeris var izveidot spēlētāju par 1 kredītu līdzīgi kā iesācēja apmācības sadaļā.</text:p>
      <text:h text:style-name="P3" text:outline-level="3">Kredīti</text:h>
      <text:p text:style-name="P1">Kredīti ir piesaistīti konkrētai komandai. Abas komandas saņem ikdienas kredītus par V.I.P. līmeni. Var arī pirkt papildus kredītus reizi divos mēnešos bet tās ir atdalītas darbības.</text:p>
      <text:p text:style-name="P1">Izvēloties otro komandu, tās rīcībā ir 20 kredīti. Tie nevar tikt izmantoti pirmās komandas vajadzībām tāpat kā pirmās komandas kredītus nevar izmantot otrās komandas vajadzībām.</text:p>
      <text:h text:style-name="P3" text:outline-level="3">Transfēru ierobežojumi</text:h>
      <text:p text:style-name="P1">Otrā komanda saskaras ar vairākiem transfēru ierobežojumiem.</text:p>
      <text:p text:style-name="P1">Starp pirmo un otro komandu nav atļautas spēlētāju pārejas. Ir atļauts nomāt spēlētājus, bet tiem ir jāiziet atklāts nomas tirgus process.</text:p>
      <text:p text:style-name="P1">Nav atļauts transfēru tirgū solīt par vienu spēlētāju no abām komandām.</text:p>
      <text:p text:style-name="P1">Otrās komandas var solīt tikai par tiem spēlētājiem, kas atrodas to skautu izpētītajos reģionos.</text:p>
      <text:h text:style-name="P3" text:outline-level="3">Otrās komandas atstāšana</text:h>
      <text:p text:style-name="P1">Ja tev ir divas komandas, konta sadaļā vari aiziet no kuras vien tu vēlies. Ja tu atstāj otro komandu, vari izvēlēties jaunu, ja vien tavs konts atbilst nosacījumiem.</text:p>
      <text:p text:style-name="P1">Ja tu atstāj savu pirmo komandu, kad tev ir otrā komanda, otrā komanda automātiski kļūst par pirmo komandu. Tas pārņems jūsu iepriekšējās pirmās komandas kredītus (žetonus). Jūsu otrās komandas kredīti (žetoni) tiek zaudēti.</text:p>
      <text:p text:style-name="P1">Nav iespējams pāriet uz attīstītu bota komandu, ja tev ir divas komandas. Ja tu to vēlies izdarīt no sākuma ir jāatstāj otrā komanda.</text:p>
      <text:h text:style-name="P3" text:outline-level="3">Kas notiks, ja beigsies V.I.P.?</text:h>
      <text:p text:style-name="P1">Ja tavs statuss kādā brīdī mainīsies (beigsies V.I.P. periods) pieeja otrajai komandai tiks bloķēta. Tā skaitīsies Tava komanda, bet nevarēsi to vadīt.</text:p>
      <text:p text:style-name="P1">Tiklīdz V.I.P. statuss tiks atjaunots, otrās komandas bloķēšana tiks pārtraukta.</text:p>
      <text:h text:style-name="P3" text:outline-level="3"><text:soft-page-break/><text:a xlink:type="simple" xlink:href="https://rockingsoccer.com/lv/futbols/help/home/category-11/article-80" text:style-name="Internet_20_link" text:visited-style-name="Visited_20_Internet_20_Link">https://rockingsoccer.com/lv/futbols/help/home/category-11/article-80</text:a></text:h>
      <text:h text:style-name="P3" text:outline-level="3">Godīga spēle</text:h>
      <text:p text:style-name="P1">Otrās komandas vajadzētu pārvaldīt, kā pilnībā neatkarīgas komandas. Otrās komandas darbībām ir jānāk par labu tai konkrētajai komandai. Visi noteikumi, kas attiecas uz pirmajām komandām, tāpat attiecas arī uz otrajām komandām.</text:p>
      <text:p text:style-name="P1">Naudas pārpumpēšana draugiem ir aizliegta.</text:p>
      <text:p text:style-name="P1">Spēļu sarunāšana ir aizliegta. Ja tu apzināti zaudē ar otro komandu, tu tiksi sodīts.</text:p>
      <text:p text:style-name="P1">Sodi par krāpšanos ar otrajām komandām var tikt piemēroti arī pirmajai komandai.</text:p>
      <text:p text:style-name="P1">Starp abām komandām ir atļauts spēlēt draudzības spēles. <office:annotation office:name="__Annotation__1_1429333053"><dc:creator>Nezināms autors</dc:creator><dc:date>2018-11-11T17:00:41.083000000</dc:date><text:p text:style-name="P4"><text:span text:style-name="T1">Tā</text:span></text:p></office:annotation>tā<office:annotation-end office:name="__Annotation__1_1429333053"/> nav krāpšanās. Arī spēlētāju noma no pirmās komandas un draugu komandām ir atļau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6:59:51.118000000</meta:creation-date>
    <dc:date>2018-11-11T17:02:26.514000000</dc:date>
    <meta:editing-duration>PT2M36S</meta:editing-duration>
    <meta:editing-cycles>1</meta:editing-cycles>
    <meta:document-statistic meta:table-count="0" meta:image-count="0" meta:object-count="0" meta:page-count="2" meta:paragraph-count="31" meta:word-count="436" meta:character-count="3018" meta:non-whitespace-character-count="2613"/>
    <meta:generator>LibreOffice/6.0.2.1$Windows_X86_64 LibreOffice_project/f7f06a8f319e4b62f9bc5095aa112a65d2f3ac89</meta:generator>
  </office:meta>
</office:document-meta>
</file>